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3.704cm" table:align="left"/>
    </style:style>
    <style:style style:name="Tabela1.A" style:family="table-column">
      <style:table-column-properties style:column-width="2.596cm"/>
    </style:style>
    <style:style style:name="Tabela1.B" style:family="table-column">
      <style:table-column-properties style:column-width="1.10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New" fo:font-weight="bold" officeooo:rsid="000782fe" officeooo:paragraph-rsid="000782fe" style:font-weight-asian="bold" style:font-weight-complex="bold"/>
    </style:style>
    <style:style style:name="P2" style:family="paragraph" style:parent-style-name="Standard">
      <style:text-properties style:font-name="Courier New" fo:font-weight="normal" officeooo:rsid="0005da08" officeooo:paragraph-rsid="0005da08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ourier New" fo:font-weight="normal" officeooo:rsid="0005da08" officeooo:paragraph-rsid="0005da08" style:font-weight-asian="normal" style:font-weight-complex="normal"/>
    </style:style>
    <style:style style:name="P4" style:family="paragraph" style:parent-style-name="Standard">
      <style:text-properties style:font-name="Courier New" fo:font-weight="normal" officeooo:rsid="000782fe" officeooo:paragraph-rsid="000782fe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ourier New" fo:font-weight="normal" officeooo:rsid="00204b53" officeooo:paragraph-rsid="00204b53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5da08" officeooo:paragraph-rsid="0005da08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0782fe" officeooo:paragraph-rsid="000782fe"/>
    </style:style>
    <style:style style:name="P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.5pt" fo:font-weight="normal" officeooo:rsid="0009f21c" officeooo:paragraph-rsid="0009f21c" fo:background-color="#1e1e1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style:line-height-at-least="0.503cm"/>
      <style:text-properties fo:color="#d4d4d4" style:font-name="Courier New" fo:font-size="12pt" fo:font-weight="normal" fo:background-color="#1e1e1e" style:font-size-asian="10.5pt" style:font-size-complex="12pt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Standard">
      <style:paragraph-properties style:line-height-at-least="0.503cm" fo:text-align="justify" style:justify-single-word="false"/>
    </style:style>
    <style:style style:name="P14" style:family="paragraph" style:parent-style-name="Standard">
      <style:paragraph-properties style:line-height-at-least="0.503cm"/>
      <style:text-properties fo:color="#000000" style:font-name="Courier New" fo:font-size="12pt" fo:font-weight="normal" officeooo:rsid="0009f21c" officeooo:paragraph-rsid="0009f21c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09f21c" officeooo:paragraph-rsid="0009f21c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0ae27d" officeooo:paragraph-rsid="000ae27d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0c3e0e" officeooo:paragraph-rsid="000c3e0e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16e52" officeooo:paragraph-rsid="000df0dd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2df75" officeooo:paragraph-rsid="0012df75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30530" officeooo:paragraph-rsid="00130530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3849e" officeooo:paragraph-rsid="00135251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6ade6" officeooo:paragraph-rsid="0016ade6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9a485" officeooo:paragraph-rsid="0019a485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c910e" officeooo:paragraph-rsid="001c910e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d7327" officeooo:paragraph-rsid="001d7327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f4014" officeooo:paragraph-rsid="001f4014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f72f6" officeooo:paragraph-rsid="001f72f6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04b53" officeooo:paragraph-rsid="00204b53" fo:background-color="transparent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15518" officeooo:paragraph-rsid="00215518" fo:background-color="transparent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1da9a" officeooo:paragraph-rsid="0021da9a" fo:background-color="transparent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41e5d" officeooo:paragraph-rsid="00241e5d" fo:background-color="transparent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45597" officeooo:paragraph-rsid="00245597" fo:background-color="transparent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46c4a" officeooo:paragraph-rsid="00246c4a" fo:background-color="transparent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4fe6d" officeooo:paragraph-rsid="0024fe6d" fo:background-color="transparent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90f03" officeooo:paragraph-rsid="00290f03" fo:background-color="transparent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d6f9d" officeooo:paragraph-rsid="002d6f9d" fo:background-color="transparent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e0b03" officeooo:paragraph-rsid="002e0b03" fo:background-color="transparent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19ae3" officeooo:paragraph-rsid="00319ae3" fo:background-color="transparent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19ae3" officeooo:paragraph-rsid="003b65ba" fo:background-color="transparent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35a70" officeooo:paragraph-rsid="00335a70" fo:background-color="transparent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4100e" officeooo:paragraph-rsid="0034100e" fo:background-color="transparent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4100e" officeooo:paragraph-rsid="00352073" fo:background-color="transparent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52073" officeooo:paragraph-rsid="00352073" fo:background-color="transparent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52073" officeooo:paragraph-rsid="00379deb" fo:background-color="transparent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79deb" officeooo:paragraph-rsid="00379deb" fo:background-color="transparent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88c36" officeooo:paragraph-rsid="00388c36" fo:background-color="transparent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b65ba" officeooo:paragraph-rsid="003b65ba" fo:background-color="transparent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1da9a" officeooo:paragraph-rsid="0021da9a" fo:background-color="#fffff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a4fd6" officeooo:paragraph-rsid="00290f03" fo:background-color="#ffffff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d7269" officeooo:paragraph-rsid="002d6f9d" fo:background-color="#ffffff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e0b03" officeooo:paragraph-rsid="002e0b03" fo:background-color="#ffffff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ec60a" officeooo:paragraph-rsid="002e607f" fo:background-color="#ffffff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style:line-height-at-least="0.503cm"/>
      <style:text-properties fo:color="#000000" style:font-name="Courier New" fo:font-size="12pt" style:text-underline-style="solid" style:text-underline-width="auto" style:text-underline-color="font-color" fo:font-weight="bold" officeooo:rsid="0009f21c" officeooo:paragraph-rsid="0009f21c" fo:background-color="transparent" style:font-size-asian="10.5pt" style:font-weight-asian="bold" style:font-size-complex="12pt" style:font-weight-complex="bold"/>
    </style:style>
    <style:style style:name="P54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0df0dd" officeooo:paragraph-rsid="000df0dd" fo:background-color="transparent" style:font-size-asian="10.5pt" style:font-weight-asian="bold" style:font-size-complex="12pt" style:font-weight-complex="bold"/>
    </style:style>
    <style:style style:name="P5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12df75" officeooo:paragraph-rsid="0012df75" fo:background-color="transparent" style:font-size-asian="10.5pt" style:font-weight-asian="bold" style:font-size-complex="12pt" style:font-weight-complex="bold"/>
    </style:style>
    <style:style style:name="P5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130530" officeooo:paragraph-rsid="00130530" fo:background-color="transparent" style:font-size-asian="10.5pt" style:font-weight-asian="bold" style:font-size-complex="12pt" style:font-weight-complex="bold"/>
    </style:style>
    <style:style style:name="P5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135251" officeooo:paragraph-rsid="00135251" fo:background-color="transparent" style:font-size-asian="10.5pt" style:font-weight-asian="bold" style:font-size-complex="12pt" style:font-weight-complex="bold"/>
    </style:style>
    <style:style style:name="P5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215518" officeooo:paragraph-rsid="00215518" fo:background-color="transparent" style:font-size-asian="10.5pt" style:font-weight-asian="bold" style:font-size-complex="12pt" style:font-weight-complex="bold"/>
    </style:style>
    <style:style style:name="P5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241e5d" officeooo:paragraph-rsid="00241e5d" fo:background-color="transparent" style:font-size-asian="10.5pt" style:font-weight-asian="bold" style:font-size-complex="12pt" style:font-weight-complex="bold"/>
    </style:style>
    <style:style style:name="P6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245597" officeooo:paragraph-rsid="00245597" fo:background-color="transparent" style:font-size-asian="10.5pt" style:font-weight-asian="bold" style:font-size-complex="12pt" style:font-weight-complex="bold"/>
    </style:style>
    <style:style style:name="P61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246c4a" officeooo:paragraph-rsid="00246c4a" fo:background-color="transparent" style:font-size-asian="10.5pt" style:font-weight-asian="bold" style:font-size-complex="12pt" style:font-weight-complex="bold"/>
    </style:style>
    <style:style style:name="P62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24fe6d" officeooo:paragraph-rsid="0024fe6d" fo:background-color="transparent" style:font-size-asian="10.5pt" style:font-weight-asian="bold" style:font-size-complex="12pt" style:font-weight-complex="bold"/>
    </style:style>
    <style:style style:name="P6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319ae3" officeooo:paragraph-rsid="00319ae3" fo:background-color="transparent" style:font-size-asian="10.5pt" style:font-weight-asian="bold" style:font-size-complex="12pt" style:font-weight-complex="bold"/>
    </style:style>
    <style:style style:name="P64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34100e" officeooo:paragraph-rsid="00352073" fo:background-color="transparent" style:font-size-asian="10.5pt" style:font-weight-asian="bold" style:font-size-complex="12pt" style:font-weight-complex="bold"/>
    </style:style>
    <style:style style:name="P6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388c36" officeooo:paragraph-rsid="00388c36" fo:background-color="transparent" style:font-size-asian="10.5pt" style:font-weight-asian="bold" style:font-size-complex="12pt" style:font-weight-complex="bold"/>
    </style:style>
    <style:style style:name="P66" style:family="paragraph" style:parent-style-name="Standard">
      <style:paragraph-properties style:line-height-at-least="0.503cm" fo:text-align="center" style:justify-single-word="false"/>
      <style:text-properties fo:color="#000000" style:font-name="Courier New" fo:font-size="16pt" style:text-underline-style="solid" style:text-underline-width="auto" style:text-underline-color="font-color" fo:font-weight="bold" officeooo:rsid="0009f21c" officeooo:paragraph-rsid="0009f21c" fo:background-color="transparent" style:font-size-asian="16pt" style:font-weight-asian="bold" style:font-size-complex="16pt" style:font-weight-complex="bold"/>
    </style:style>
    <style:style style:name="P6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0pt" fo:font-weight="normal" officeooo:rsid="001f4014" officeooo:paragraph-rsid="001f4014" fo:background-color="transparent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0pt" fo:font-weight="normal" officeooo:rsid="00204b53" officeooo:paragraph-rsid="00204b53" fo:background-color="transparent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0pt" fo:font-weight="normal" officeooo:rsid="00215518" officeooo:paragraph-rsid="00215518" fo:background-color="transparent" style:font-size-asian="10pt" style:font-weight-asian="normal" style:font-size-complex="10pt" style:font-weight-complex="normal"/>
    </style:style>
    <style:style style:name="P70" style:family="paragraph" style:parent-style-name="Standard">
      <style:text-properties fo:color="#6a9955" style:font-name="Courier New" fo:font-size="10.5pt" fo:font-weight="normal" officeooo:rsid="000782fe" officeooo:paragraph-rsid="000782fe" fo:background-color="#1e1e1e" style:font-weight-asian="normal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19a485" officeooo:paragraph-rsid="0019a485" style:font-size-asian="10.5pt" style:font-weight-asian="bold" style:font-size-complex="12pt" style:font-weight-complex="bold"/>
    </style:style>
    <style:style style:name="P72" style:family="paragraph" style:parent-style-name="Standard" style:list-style-name="L1">
      <style:text-properties style:font-name="Courier New" fo:font-weight="normal" officeooo:rsid="000782fe" officeooo:paragraph-rsid="000782fe" style:font-weight-asian="normal" style:font-weight-complex="normal"/>
    </style:style>
    <style:style style:name="P73" style:family="paragraph" style:parent-style-name="Standard" style:list-style-name="L2">
      <style:paragraph-properties style:line-height-at-least="0.503cm"/>
      <style:text-properties fo:color="#000000" style:font-name="Courier New" fo:font-size="12pt" fo:font-weight="normal" officeooo:rsid="0009f21c" officeooo:paragraph-rsid="0009f21c" fo:background-color="transparent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e4198" officeooo:paragraph-rsid="003c9e28" fo:background-color="transparent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f2060" officeooo:paragraph-rsid="003f2060" fo:background-color="transparent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42206b" officeooo:paragraph-rsid="0042206b" fo:background-color="transparent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4386e5" officeooo:paragraph-rsid="004386e5" fo:background-color="transparent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e607f" officeooo:paragraph-rsid="002e607f" fo:background-color="transparent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473260" officeooo:paragraph-rsid="00473260" fo:background-color="transparent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19ae3" officeooo:paragraph-rsid="003d84de" fo:background-color="#ffffff" style:font-size-asian="10.5pt" style:font-weight-asian="normal" style:font-size-complex="12pt" style:font-weight-complex="normal"/>
    </style:style>
    <style:style style:name="P81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335a70" officeooo:paragraph-rsid="00335a70" fo:background-color="transparent" style:font-size-asian="10.5pt" style:font-weight-asian="bold" style:font-size-complex="12pt" style:font-weight-complex="bold"/>
    </style:style>
    <style:style style:name="P82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34100e" officeooo:paragraph-rsid="00352073" fo:background-color="transparent" style:font-size-asian="10.5pt" style:font-weight-asian="bold" style:font-size-complex="12pt" style:font-weight-complex="bold"/>
    </style:style>
    <style:style style:name="P83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352073" officeooo:paragraph-rsid="00352073" fo:background-color="transparent" style:font-size-asian="10.5pt" style:font-weight-asian="bold" style:font-size-complex="12pt" style:font-weight-complex="bold"/>
    </style:style>
    <style:style style:name="P84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352073" officeooo:paragraph-rsid="00379deb" fo:background-color="transparent" style:font-size-asian="10.5pt" style:font-weight-asian="bold" style:font-size-complex="12pt" style:font-weight-complex="bold"/>
    </style:style>
    <style:style style:name="P85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379deb" officeooo:paragraph-rsid="00379deb" fo:background-color="transparent" style:font-size-asian="10.5pt" style:font-weight-asian="bold" style:font-size-complex="12pt" style:font-weight-complex="bold"/>
    </style:style>
    <style:style style:name="P86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388c36" officeooo:paragraph-rsid="00388c36" fo:background-color="transparent" style:font-size-asian="10.5pt" style:font-weight-asian="bold" style:font-size-complex="12pt" style:font-weight-complex="bold"/>
    </style:style>
    <style:style style:name="P87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319ae3" officeooo:paragraph-rsid="003b65ba" fo:background-color="transparent" style:font-size-asian="10.5pt" style:font-weight-asian="bold" style:font-size-complex="12pt" style:font-weight-complex="bold"/>
    </style:style>
    <style:style style:name="P88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3b65ba" officeooo:paragraph-rsid="003b65ba" fo:background-color="transparent" style:font-size-asian="10.5pt" style:font-weight-asian="bold" style:font-size-complex="12pt" style:font-weight-complex="bold"/>
    </style:style>
    <style:style style:name="P89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3c9e28" officeooo:paragraph-rsid="003c9e28" fo:background-color="transparent" style:font-size-asian="10.5pt" style:font-weight-asian="bold" style:font-size-complex="12pt" style:font-weight-complex="bold"/>
    </style:style>
    <style:style style:name="P90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3f2060" officeooo:paragraph-rsid="003f2060" fo:background-color="transparent" style:font-size-asian="10.5pt" style:font-weight-asian="bold" style:font-size-complex="12pt" style:font-weight-complex="bold"/>
    </style:style>
    <style:style style:name="P91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42206b" officeooo:paragraph-rsid="0042206b" fo:background-color="transparent" style:font-size-asian="10.5pt" style:font-weight-asian="bold" style:font-size-complex="12pt" style:font-weight-complex="bold"/>
    </style:style>
    <style:style style:name="P92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4386e5" officeooo:paragraph-rsid="004386e5" fo:background-color="transparent" style:font-size-asian="10.5pt" style:font-weight-asian="bold" style:font-size-complex="12pt" style:font-weight-complex="bold"/>
    </style:style>
    <style:style style:name="P93" style:family="paragraph" style:parent-style-name="Standard" style:list-style-name="L3" style:master-page-name="">
      <loext:graphic-properties draw:fill="none"/>
      <style:paragraph-properties fo:margin-left="0.6cm" fo:margin-right="0cm" style:line-height-at-least="0.503cm" fo:text-align="justify" style:justify-single-word="false" fo:text-indent="0.199cm" style:auto-text-indent="false" style:page-number="auto" fo:background-color="transparent"/>
      <style:text-properties fo:color="#000000" style:font-name="Courier New" fo:font-size="12pt" fo:font-weight="bold" officeooo:rsid="004567fe" officeooo:paragraph-rsid="004567fe" fo:background-color="transparent" style:font-size-asian="10.5pt" style:font-weight-asian="bold" style:font-size-complex="12pt" style:font-weight-complex="bold"/>
    </style:style>
    <style:style style:name="P94" style:family="paragraph" style:parent-style-name="Standard" style:list-style-name="L3">
      <loext:graphic-properties draw:fill="none"/>
      <style:paragraph-properties fo:margin-left="0cm" fo:margin-right="0cm" style:line-height-at-least="0.503cm" fo:text-align="justify" style:justify-single-word="false" fo:text-indent="0cm" style:auto-text-indent="false" fo:background-color="transparent"/>
      <style:text-properties fo:color="#000000" style:font-name="Courier New" fo:font-size="12pt" fo:font-weight="bold" officeooo:rsid="004567fe" officeooo:paragraph-rsid="004567fe" fo:background-color="transparent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b327" style:font-weight-asian="bold" style:font-weight-complex="bold"/>
    </style:style>
    <style:style style:name="T3" style:family="text">
      <style:text-properties fo:font-weight="bold" fo:background-color="#ffffff" loext:char-shading-value="0" style:font-weight-asian="bold" style:font-weight-complex="bold"/>
    </style:style>
    <style:style style:name="T4" style:family="text">
      <style:text-properties fo:font-weight="bold" officeooo:rsid="002a4fd6" fo:background-color="#ffffff" loext:char-shading-value="0" style:font-weight-asian="bold" style:font-weight-complex="bold"/>
    </style:style>
    <style:style style:name="T5" style:family="text">
      <style:text-properties fo:font-weight="bold" officeooo:rsid="002d7269" fo:background-color="#ffffff" loext:char-shading-value="0" style:font-weight-asian="bold" style:font-weight-complex="bold"/>
    </style:style>
    <style:style style:name="T6" style:family="text">
      <style:text-properties fo:font-weight="bold" officeooo:rsid="002ec60a" fo:background-color="#ffffff" loext:char-shading-value="0" style:font-weight-asian="bold" style:font-weight-complex="bold"/>
    </style:style>
    <style:style style:name="T7" style:family="text">
      <style:text-properties style:font-name="Courier New" fo:font-weight="normal" style:font-weight-asian="normal" style:font-weight-complex="normal"/>
    </style:style>
    <style:style style:name="T8" style:family="text">
      <style:text-properties style:font-name="Courier New" fo:font-weight="bold" style:font-weight-asian="bold" style:font-weight-complex="bold"/>
    </style:style>
    <style:style style:name="T9" style:family="text">
      <style:text-properties fo:color="#569cd6"/>
    </style:style>
    <style:style style:name="T10" style:family="text">
      <style:text-properties fo:color="#d4d4d4" style:font-name="Droid Sans Mono" fo:font-size="10.5pt" fo:font-weight="normal" fo:background-color="#1e1e1e" loext:char-shading-value="0"/>
    </style:style>
    <style:style style:name="T11" style:family="text">
      <style:text-properties fo:color="#9cdcfe"/>
    </style:style>
    <style:style style:name="T12" style:family="text">
      <style:text-properties fo:color="#9cdcfe" style:font-name="Droid Sans Mono" fo:font-size="10.5pt" fo:font-weight="normal" fo:background-color="#1e1e1e" loext:char-shading-value="0"/>
    </style:style>
    <style:style style:name="T13" style:family="text">
      <style:text-properties fo:color="#dcdcaa"/>
    </style:style>
    <style:style style:name="T14" style:family="text">
      <style:text-properties fo:color="#dcdcaa" style:font-name="Droid Sans Mono" fo:font-size="10.5pt" fo:font-weight="normal" fo:background-color="#1e1e1e" loext:char-shading-value="0"/>
    </style:style>
    <style:style style:name="T15" style:family="text">
      <style:text-properties fo:color="#ce9178"/>
    </style:style>
    <style:style style:name="T16" style:family="text">
      <style:text-properties fo:color="#b5cea8"/>
    </style:style>
    <style:style style:name="T17" style:family="text">
      <style:text-properties officeooo:rsid="000e029f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0e029f" style:font-weight-asian="normal" style:font-weight-complex="normal"/>
    </style:style>
    <style:style style:name="T20" style:family="text">
      <style:text-properties fo:font-weight="normal" officeooo:rsid="000fa3d9" style:font-weight-asian="normal" style:font-weight-complex="normal"/>
    </style:style>
    <style:style style:name="T21" style:family="text">
      <style:text-properties fo:font-weight="normal" officeooo:rsid="00116e52" style:font-weight-asian="normal" style:font-weight-complex="normal"/>
    </style:style>
    <style:style style:name="T22" style:family="text">
      <style:text-properties fo:font-weight="normal" officeooo:rsid="0013849e" style:font-weight-asian="normal" style:font-weight-complex="normal"/>
    </style:style>
    <style:style style:name="T23" style:family="text">
      <style:text-properties fo:font-weight="normal" officeooo:rsid="0039e5b5" style:font-weight-asian="normal" style:font-weight-complex="normal"/>
    </style:style>
    <style:style style:name="T24" style:family="text">
      <style:text-properties officeooo:rsid="000fa3d9"/>
    </style:style>
    <style:style style:name="T25" style:family="text">
      <style:text-properties officeooo:rsid="00116e52"/>
    </style:style>
    <style:style style:name="T26" style:family="text">
      <style:text-properties officeooo:rsid="0018ac92"/>
    </style:style>
    <style:style style:name="T27" style:family="text">
      <style:text-properties fo:background-color="#ffffff" loext:char-shading-value="0"/>
    </style:style>
    <style:style style:name="T28" style:family="text">
      <style:text-properties officeooo:rsid="002a4fd6" fo:background-color="#ffffff" loext:char-shading-value="0"/>
    </style:style>
    <style:style style:name="T29" style:family="text">
      <style:text-properties officeooo:rsid="002d6f9d" fo:background-color="#ffffff" loext:char-shading-value="0"/>
    </style:style>
    <style:style style:name="T30" style:family="text">
      <style:text-properties officeooo:rsid="002d7269" fo:background-color="#ffffff" loext:char-shading-value="0"/>
    </style:style>
    <style:style style:name="T31" style:family="text">
      <style:text-properties officeooo:rsid="002ebf34" fo:background-color="#ffffff" loext:char-shading-value="0"/>
    </style:style>
    <style:style style:name="T32" style:family="text">
      <style:text-properties officeooo:rsid="002ec60a" fo:background-color="#ffffff" loext:char-shading-value="0"/>
    </style:style>
    <style:style style:name="T33" style:family="text">
      <style:text-properties officeooo:rsid="0048e822" fo:background-color="#ffffff" loext:char-shading-value="0"/>
    </style:style>
    <style:style style:name="T34" style:family="text">
      <style:text-properties officeooo:rsid="0026b327"/>
    </style:style>
    <style:style style:name="T35" style:family="text">
      <style:text-properties officeooo:rsid="0034100e"/>
    </style:style>
    <style:style style:name="T36" style:family="text">
      <style:text-properties officeooo:rsid="00352073"/>
    </style:style>
    <style:style style:name="T37" style:family="text">
      <style:text-properties officeooo:rsid="004386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urso JavaScript DevAprender</text:p>
      <text:p text:style-name="P2"><text:a xlink:type="simple" xlink:href="https://www.youtube.com/watch?v=i6Oi-YtXnAU&amp;t=9157s" text:style-name="Internet_20_link" text:visited-style-name="Visited_20_Internet_20_Link">https://www.youtube.com/watch?v=i6Oi-YtXnAU&amp;t=9157s</text:a></text:p>
      <text:p text:style-name="P2"/>
      <text:p text:style-name="P3"><text:span text:style-name="T1">camelCase</text:span> → primeira palavra em minúsculo e as palavras seguintes com a primeira letra em maiúsculo.</text:p>
      <text:p text:style-name="P5"><text:span text:style-name="T1">PascalCase </text:span>→ sempre a primeira letra de todas as palavras são maiúsculas.</text:p>
      <text:p text:style-name="P2"/>
      <text:p text:style-name="P1">Tipos primitivos:</text:p>
      <text:list xml:id="list1507568088" text:style-name="L1">
        <text:list-item>
          <text:p text:style-name="P72">String literal;</text:p>
        </text:list-item>
        <text:list-item>
          <text:p text:style-name="P72">Number literal;</text:p>
        </text:list-item>
        <text:list-item>
          <text:p text:style-name="P72">Boolean;</text:p>
        </text:list-item>
        <text:list-item>
          <text:p text:style-name="P72">Undefined;</text:p>
        </text:list-item>
        <text:list-item>
          <text:p text:style-name="P72">null → redefinir um valor.</text:p>
        </text:list-item>
      </text:list>
      <text:p text:style-name="P4"/>
      <text:p text:style-name="P7"><text:span text:style-name="T8">typeof</text:span><text:span text:style-name="T7"> → definife o tipo primitivo da variável.</text:span></text:p>
      <text:p text:style-name="P4"/>
      <text:p text:style-name="P4"/>
      <text:p text:style-name="P70">// Operador tenário</text:p>
      <text:p text:style-name="P8"><text:span text:style-name="T9">var</text:span> <text:span text:style-name="T11">idade</text:span> = <text:span text:style-name="T11">readlineSync</text:span>.<text:span text:style-name="T13">question</text:span>(<text:span text:style-name="T15">"Digite sua idade: "</text:span>)</text:p>
      <text:p text:style-name="P8"><text:span text:style-name="T9">let</text:span> <text:span text:style-name="T11">maioridade</text:span> = <text:span text:style-name="T11">idade</text:span> &gt;= <text:span text:style-name="T16">18</text:span> ? <text:span text:style-name="T15">'Maior de idade!'</text:span> : <text:span text:style-name="T15">'Menor de idade!'</text:span></text:p>
      <text:p text:style-name="P8"><text:span text:style-name="T11">console</text:span>.<text:span text:style-name="T13">log</text:span>(<text:span text:style-name="T15">"==================="</text:span>)</text:p>
      <text:p text:style-name="P12"><text:span text:style-name="T12">console</text:span><text:span text:style-name="T10">.</text:span><text:span text:style-name="T14">log</text:span><text:span text:style-name="T10">(</text:span><text:span text:style-name="T12">maioridade</text:span><text:span text:style-name="T10">)</text:span></text:p>
      <text:p text:style-name="P11"/>
      <text:p text:style-name="P53">Falsy:</text:p>
      <text:list xml:id="list1846675669" text:style-name="L2">
        <text:list-item>
          <text:p text:style-name="P73">undefined</text:p>
        </text:list-item>
        <text:list-item>
          <text:p text:style-name="P73">null</text:p>
        </text:list-item>
        <text:list-item>
          <text:p text:style-name="P73">0</text:p>
        </text:list-item>
        <text:list-item>
          <text:p text:style-name="P73">false</text:p>
        </text:list-item>
        <text:list-item>
          <text:p text:style-name="P73">‘’</text:p>
        </text:list-item>
        <text:list-item>
          <text:p text:style-name="P73">NaN – not a number</text:p>
        </text:list-item>
      </text:list>
      <text:p text:style-name="P14"/>
      <text:p text:style-name="P53">Truthy:</text:p>
      <text:list xml:id="list125008730315046" text:continue-numbering="true" text:style-name="L2">
        <text:list-item>
          <text:p text:style-name="P73">valores que não são falsy.</text:p>
        </text:list-item>
      </text:list>
      <text:p text:style-name="P14"/>
      <text:p text:style-name="P14"/>
      <text:p text:style-name="P26"><text:span text:style-name="T1">Factory Functions</text:span> → <text:span text:style-name="T1">Funções de Fábrica</text:span>: Criando objetos de forma dinâmica.</text:p>
      <text:p text:style-name="P26"/>
      <text:p text:style-name="P67">console.log('---------------------------------------')</text:p>
      <text:p text:style-name="P67">console.log(' factoryFunctions → Funções de Fábrica ')</text:p>
      <text:p text:style-name="P67">console.log('---------------------------------------')</text:p>
      <text:p text:style-name="P67">function criarCelular(marcaCelular, tamanhoTela, capaciadeBateria){</text:p>
      <text:p text:style-name="P67"><text:s text:c="4"/>return {</text:p>
      <text:p text:style-name="P67"><text:s text:c="8"/>marcaCelular,</text:p>
      <text:p text:style-name="P67"><text:s text:c="8"/>tamanhoTela,</text:p>
      <text:p text:style-name="P67"><text:s text:c="8"/>capaciadeBateria,</text:p>
      <text:p text:style-name="P67"><text:s text:c="8"/>ligar(){</text:p>
      <text:p text:style-name="P67"><text:s text:c="12"/>console.log('Fazendo ligação...')</text:p>
      <text:p text:style-name="P67"><text:s text:c="8"/>}</text:p>
      <text:p text:style-name="P67"><text:s text:c="4"/>}</text:p>
      <text:p text:style-name="P67"><text:soft-page-break/>}</text:p>
      <text:p text:style-name="P67">let marca = readlineSync.question('Qual a marca do celular: ')</text:p>
      <text:p text:style-name="P67">let tamanho = Number(readlineSync.question('Qual o tamanho da tela: '))</text:p>
      <text:p text:style-name="P67">let bateria = Number(readlineSync.question('Qual a capacidade da bateria: '))</text:p>
      <text:p text:style-name="P67">console.log(criarCelular(marca, tamanho, bateria))</text:p>
      <text:p text:style-name="P67">console.log('---------------------------------------')</text:p>
      <text:p text:style-name="P26"/>
      <text:p text:style-name="P27"><text:span text:style-name="T1">Constructor Functions</text:span> → <text:span text:style-name="T1">Função de Construtor</text:span>: tem como objetivo realizar a mesma tafera da Factory Functions, porém de um jeito diferente.</text:p>
      <text:p text:style-name="P28">this.propriedade → serve para referenciar o objeto.</text:p>
      <text:p text:style-name="P28"/>
      <text:p text:style-name="P68">console.log('----------------------------------------------')</text:p>
      <text:p text:style-name="P68">console.log(' Constructor Functions → Função de Construtor ')</text:p>
      <text:p text:style-name="P68">console.log('----------------------------------------------')</text:p>
      <text:p text:style-name="P68">function Celular(marcaCelular, tamanhoTela, capacidadeBateria){</text:p>
      <text:p text:style-name="P68"><text:s text:c="4"/>this.marcaCelular = marcaCelular,</text:p>
      <text:p text:style-name="P68"><text:s text:c="4"/>this.tamanhoTela = tamanhoTela,</text:p>
      <text:p text:style-name="P68"><text:s text:c="4"/>this.capacidadeBateria = capacidadeBateria,</text:p>
      <text:p text:style-name="P68"><text:s text:c="4"/>this.ligar = function(){</text:p>
      <text:p text:style-name="P68"><text:s text:c="8"/>console.log('fazendo ligação...')</text:p>
      <text:p text:style-name="P68"><text:s text:c="4"/>}</text:p>
      <text:p text:style-name="P68">}</text:p>
      <text:p text:style-name="P68">let marca = readlineSync.question('Qual a marca do celular: ')</text:p>
      <text:p text:style-name="P68">let tamanho = Number(readlineSync.question('Qual o tamanho da tela: '))</text:p>
      <text:p text:style-name="P68">let bateria = Number(readlineSync.question('Qual a capacidade da bateria: '))</text:p>
      <text:p text:style-name="P68">console.log(new Celular(marca, tamanho, bateria))</text:p>
      <text:p text:style-name="P68">console.log('----------------------------------------------')</text:p>
      <text:p text:style-name="P27"/>
      <text:p text:style-name="P58">Natureza dinâmica de objetos:</text:p>
      <text:p text:style-name="P29"/>
      <text:p text:style-name="P69">console.log('Objeto original:')</text:p>
      <text:p text:style-name="P69">const mouse = {</text:p>
      <text:p text:style-name="P69"><text:s text:c="4"/>cor: 'red',</text:p>
      <text:p text:style-name="P69"><text:s text:c="4"/>marcar: 'dazz',</text:p>
      <text:p text:style-name="P69">}</text:p>
      <text:p text:style-name="P69">console.log(mouse)</text:p>
      <text:p text:style-name="P69"/>
      <text:p text:style-name="P69">console.log('-------------------')</text:p>
      <text:p text:style-name="P69">console.log('Adicionando Propriedades:')</text:p>
      <text:p text:style-name="P69">mouse.velocidade = 5000</text:p>
      <text:p text:style-name="P69">mouse.trocarDPI = function () {</text:p>
      <text:p text:style-name="P69"><text:s text:c="4"/>console.log('mudando DPI')</text:p>
      <text:p text:style-name="P69">}</text:p>
      <text:p text:style-name="P69">console.log(mouse)</text:p>
      <text:p text:style-name="P69"/>
      <text:p text:style-name="P69">console.log('-------------------')</text:p>
      <text:p text:style-name="P69">console.log('Deletando Propriedades:')</text:p>
      <text:p text:style-name="P69">delete mouse.velocidade</text:p>
      <text:p text:style-name="P69">delete mouse.trocarDPI</text:p>
      <text:p text:style-name="P69">console.log(mouse)</text:p>
      <text:p text:style-name="P29"><text:soft-page-break/></text:p>
      <text:p text:style-name="P30"><text:span text:style-name="T1">Clonando Objetos</text:span>: </text:p>
      <text:p text:style-name="P48"/>
      <text:p text:style-name="P48">// Clonando Objetos</text:p>
      <text:p text:style-name="P48"/>
      <text:p text:style-name="P48">const celular = {</text:p>
      <text:p text:style-name="P48"><text:s text:c="4"/>marcaCelular: 'ASUS',</text:p>
      <text:p text:style-name="P48"><text:s text:c="4"/>tamanhoTela:{</text:p>
      <text:p text:style-name="P48"><text:s text:c="8"/>vertivcal: 155,</text:p>
      <text:p text:style-name="P48"><text:s text:c="8"/>horizontal: 75</text:p>
      <text:p text:style-name="P48"><text:s text:c="4"/>},</text:p>
      <text:p text:style-name="P48"><text:s text:c="4"/>ligar: function () {</text:p>
      <text:p text:style-name="P48"><text:s text:c="8"/>console.log('Fazendo ligação...')</text:p>
      <text:p text:style-name="P48"><text:s text:c="4"/>}</text:p>
      <text:p text:style-name="P48">}</text:p>
      <text:p text:style-name="P48">console.log('-------------------')</text:p>
      <text:p text:style-name="P48">console.log('Objeto original')</text:p>
      <text:p text:style-name="P48">console.log('-------------------')</text:p>
      <text:p text:style-name="P48">console.log(celular)</text:p>
      <text:p text:style-name="P48">console.log('-------------------')</text:p>
      <text:p text:style-name="P30"><text:span text:style-name="T27">console.log('Clonando Objeto!') // </text:span><text:span text:style-name="T3">Object.assign</text:span></text:p>
      <text:p text:style-name="P48">console.log('-------------------')</text:p>
      <text:p text:style-name="P48">const novoObjeto = Object.assign({</text:p>
      <text:p text:style-name="P48"><text:s text:c="4"/>bateria: 5000</text:p>
      <text:p text:style-name="P48">}, celular)</text:p>
      <text:p text:style-name="P48">console.log(novoObjeto)</text:p>
      <text:p text:style-name="P48">console.log('-------------------')</text:p>
      <text:p text:style-name="P30"><text:span text:style-name="T27">console.log('Clonando Objeto!') // </text:span><text:span text:style-name="T3">...</text:span></text:p>
      <text:p text:style-name="P48">console.log('-------------------')</text:p>
      <text:p text:style-name="P48">const objeto2 = {...celular}</text:p>
      <text:p text:style-name="P48">console.log(objeto2)</text:p>
      <text:p text:style-name="P30"/>
      <text:p text:style-name="P59">Math:</text:p>
      <text:p text:style-name="P31">// Math.<text:span text:style-name="T1">random</text:span> -&gt; gera um número aleatório entre 0 e 1</text:p>
      <text:p text:style-name="P31">console.log(Math.random())</text:p>
      <text:p text:style-name="P31">//Math.<text:span text:style-name="T1">max</text:span> -&gt; retorna o maior valor de um intervalo de valore passado para a função.</text:p>
      <text:p text:style-name="P31">console.log(Math.max(3,6,15,8,10))</text:p>
      <text:p text:style-name="P31">//Math.<text:span text:style-name="T1">min</text:span> -&gt; retorna o menor valor de um intervalo de valore passado para a função.</text:p>
      <text:p text:style-name="P31">console.log(Math.min(3,6,15,2,8,10))</text:p>
      <text:p text:style-name="P31"/>
      <text:p text:style-name="P60">String:</text:p>
      <text:p text:style-name="P32">// Tipo primitivo</text:p>
      <text:p text:style-name="P32">const mensagem = ' minha primeira mensagem '</text:p>
      <text:p text:style-name="P32">//Tipo Objeto</text:p>
      <text:p text:style-name="P32">const outraMensagem = new String('bom dia')</text:p>
      <text:p text:style-name="P32">// length -&gt; informa a quantidade de caracteres da string.</text:p>
      <text:p text:style-name="P32">console.log(outraMensagem.<text:span text:style-name="T1">length</text:span>)</text:p>
      <text:p text:style-name="P32">// acessando um caracter a partir do <text:span text:style-name="T1">índice</text:span>.</text:p>
      <text:p text:style-name="P32">console.log(outraMensagem<text:span text:style-name="T1">[2]</text:span>)</text:p>
      <text:p text:style-name="P32"><text:soft-page-break/>// procurando algum caracter ou palavra dentro da string.</text:p>
      <text:p text:style-name="P32">console.log(mensagem.<text:span text:style-name="T1">includes</text:span>('primeira'))</text:p>
      <text:p text:style-name="P32">// procurando pelo caracter ou palavra que a string começa.</text:p>
      <text:p text:style-name="P32">console.log(mensagem.<text:span text:style-name="T1">startsWith</text:span>('minha'))</text:p>
      <text:p text:style-name="P32">// procurandopelo caracter ou palavra que a string termina.</text:p>
      <text:p text:style-name="P32">console.log(mensagem.<text:span text:style-name="T1">endsWith</text:span>('mensagem'))</text:p>
      <text:p text:style-name="P32">// para saber qual o índice de algum caracter ou palavra dentro da string.</text:p>
      <text:p text:style-name="P32">console.log(mensagem.<text:span text:style-name="T1">indexOf</text:span>('primeira'))</text:p>
      <text:p text:style-name="P32">// replace para substituir um termo dentro da string.</text:p>
      <text:p text:style-name="P32">console.log(mensagem.<text:span text:style-name="T1">replace</text:span>('minha', 'sua'))</text:p>
      <text:p text:style-name="P32">// para remover os espaço excedentes no início e no final da string.</text:p>
      <text:p text:style-name="P32">console.log(mensagem.<text:span text:style-name="T1">trim</text:span>())</text:p>
      <text:p text:style-name="P32">// para separar o conteúdo da string.</text:p>
      <text:p text:style-name="P32">console.log(mensagem.<text:span text:style-name="T1">split</text:span>(' '))</text:p>
      <text:p text:style-name="P32"/>
      <text:p text:style-name="P61">Template literal:</text:p>
      <text:p text:style-name="P33">const mensagem = </text:p>
      <text:p text:style-name="P33">'Oi isso é a minha\n' +</text:p>
      <text:p text:style-name="P33">'\'primeira\' mensagem'</text:p>
      <text:p text:style-name="P33">console.log(mensagem)</text:p>
      <text:p text:style-name="P33">// Object {}</text:p>
      <text:p text:style-name="P33">// Boolean true,false</text:p>
      <text:p text:style-name="P33">// string '', ""</text:p>
      <text:p text:style-name="P33">// <text:span text:style-name="T1">Template ``</text:span></text:p>
      <text:p text:style-name="P33">const outra = `oi isso é a minha</text:p>
      <text:p text:style-name="P33">'primeira' mensagem`</text:p>
      <text:p text:style-name="P33">console.log(outra)</text:p>
      <text:p text:style-name="P33">const nome = 'Thiago'</text:p>
      <text:p text:style-name="P33">const email = </text:p>
      <text:p text:style-name="P33">`ola ${nome}</text:p>
      <text:p text:style-name="P33"/>
      <text:p text:style-name="P33">Obrigado por se inscrever no canal</text:p>
      <text:p text:style-name="P33"/>
      <text:p text:style-name="P33">Para acompanhar os vídeos não se esqueça de ativar o sino.</text:p>
      <text:p text:style-name="P33"/>
      <text:p text:style-name="P33">Obrigago,</text:p>
      <text:p text:style-name="P33">Bill.`</text:p>
      <text:p text:style-name="P33">console.log(email)</text:p>
      <text:p text:style-name="P33"/>
      <text:p text:style-name="P62">Date:</text:p>
      <text:p text:style-name="P34">const data1 = <text:span text:style-name="T1">new Date()</text:span></text:p>
      <text:p text:style-name="P34">console.log(data1)</text:p>
      <text:p text:style-name="P34">const data2 = new Date('septembre 06 2022 07:30')</text:p>
      <text:p text:style-name="P34">console.log(data2)</text:p>
      <text:p text:style-name="P34">const data3 = new Date(2022,08,27,7,30)</text:p>
      <text:p text:style-name="P34">console.log(data3)</text:p>
      <text:p text:style-name="P34">console.log(data1.<text:span text:style-name="T1">toDateString()</text:span>) // para apresentar como string.</text:p>
      <text:p text:style-name="P34">console.log(data1.<text:span text:style-name="T1">toTimeString()</text:span>) // para apresentar o padrão.</text:p>
      <text:p text:style-name="P34"><text:soft-page-break/>console.log(data1.<text:span text:style-name="T1">toISOString()</text:span>) // como visualiza no banco de dados.</text:p>
      <text:p text:style-name="P80"/>
      <text:p text:style-name="P63">Introdução a Arrays:</text:p>
      <text:p text:style-name="P38"/>
      <text:p text:style-name="P38">- Adicionar novos elementos;</text:p>
      <text:p text:style-name="P38">- Encontrar elementos;</text:p>
      <text:p text:style-name="P38">- Remover elementos;</text:p>
      <text:p text:style-name="P38">- Dividir elementos;</text:p>
      <text:p text:style-name="P38">- Dividir Arrays;</text:p>
      <text:p text:style-name="P38">- Combinar Arrays.</text:p>
      <text:p text:style-name="P38"/>
      <text:list xml:id="list3044030134" text:style-name="L3">
        <text:list-item>
          <text:p text:style-name="P81">Adic<text:span text:style-name="T35">i</text:span>onar elementos a um Arrays:</text:p>
        </text:list-item>
      </text:list>
      <text:p text:style-name="P40">let numeros = [1, 2, 3]</text:p>
      <text:p text:style-name="P40">console.log(`Array Original: ${numeros}`)</text:p>
      <text:p text:style-name="P40">// <text:span text:style-name="T1">Início</text:span></text:p>
      <text:p text:style-name="P40">numeros.<text:span text:style-name="T1">unshift</text:span>(0)</text:p>
      <text:p text:style-name="P40">console.log(`Array add início: ${numeros}`)</text:p>
      <text:p text:style-name="P40">// <text:span text:style-name="T1">Meio</text:span></text:p>
      <text:p text:style-name="P40">numeros.<text:span text:style-name="T1">splice</text:span>(1, 0, 'a') // o 1ª parâmetro é o índice onde será add o novo valor. O 2º parâmetro é o que você quer deletar e o 3º é o que será inserido.</text:p>
      <text:p text:style-name="P40">console.log(`Array add no meio: ${numeros}`)</text:p>
      <text:p text:style-name="P40">// <text:span text:style-name="T1">Final</text:span></text:p>
      <text:p text:style-name="P40">numeros.<text:span text:style-name="T1">push</text:span>(5)</text:p>
      <text:p text:style-name="P40">console.log(`Array add final: ${numeros}`)</text:p>
      <text:p text:style-name="P40"/>
      <text:list xml:id="list125009351221644" text:continue-numbering="true" text:style-name="L3">
        <text:list-item>
          <text:p text:style-name="P82">Encontrando um elemento:</text:p>
        </text:list-item>
      </text:list>
      <text:p text:style-name="P64"/>
      <text:list xml:id="list125010006157749" text:continue-numbering="true" text:style-name="L3">
        <text:list-item>
          <text:list>
            <text:list-item>
              <text:p text:style-name="P82">Primitivos:</text:p>
            </text:list-item>
          </text:list>
        </text:list-item>
      </text:list>
      <text:p text:style-name="P42">// <text:span text:style-name="T1">indexOf</text:span> →<text:span text:style-name="T36"> </text:span>retorna o índice do valor procurado dentro do array. Caso o valor não seja encontrado, será retornado -1.</text:p>
      <text:p text:style-name="P42">const numeros = [1, 2, 3, 1, 4]</text:p>
      <text:p text:style-name="P42">console.log(numeros.<text:span text:style-name="T1">indexOf(1)</text:span>)</text:p>
      <text:p text:style-name="P42">// <text:span text:style-name="T1">lastIndexOf</text:span> →<text:span text:style-name="T36"> </text:span>retorna o índice da última ocorrência daquele valor procurado dentro do array.</text:p>
      <text:p text:style-name="P42">console.log(numeros.<text:span text:style-name="T1">lastIndexOf(1)</text:span>)</text:p>
      <text:p text:style-name="P42">// <text:span text:style-name="T1">includes</text:span> →<text:span text:style-name="T36"> </text:span>retorna true ou false se o valor procurado existir dentro do array.</text:p>
      <text:p text:style-name="P42">console.log(numeros.<text:span text:style-name="T1">includes(2)</text:span>)</text:p>
      <text:p text:style-name="P42"/>
      <text:list xml:id="list125008775227732" text:continue-numbering="true" text:style-name="L3">
        <text:list-item>
          <text:list>
            <text:list-item>
              <text:p text:style-name="P83">Referência:</text:p>
            </text:list-item>
          </text:list>
        </text:list-item>
      </text:list>
      <text:p text:style-name="P44">const marcas =[</text:p>
      <text:p text:style-name="P44"><text:s text:c="4"/>{id:1, nome: 'a'},</text:p>
      <text:p text:style-name="P44"><text:s text:c="4"/>{id:2, nome: 'b'}</text:p>
      <text:p text:style-name="P44">]</text:p>
      <text:p text:style-name="P44">const marca = marcas.find(function(marca){</text:p>
      <text:p text:style-name="P44"><text:s text:c="4"/>return marca.nome === 'b'</text:p>
      <text:p text:style-name="P44">})</text:p>
      <text:p text:style-name="P44">console.log(marca)</text:p>
      <text:p text:style-name="P44"/>
      <text:p text:style-name="P44"><text:soft-page-break/></text:p>
      <text:list xml:id="list125009249665147" text:continue-numbering="true" text:style-name="L3">
        <text:list-item>
          <text:list>
            <text:list-item>
              <text:p text:style-name="P84">Arrow Functions:</text:p>
            </text:list-item>
          </text:list>
        </text:list-item>
      </text:list>
      <text:p text:style-name="P43"/>
      <text:p text:style-name="P43">const marcas = [</text:p>
      <text:p text:style-name="P43"><text:s text:c="4"/>{id:1, nome: 'a'},</text:p>
      <text:p text:style-name="P43"><text:s text:c="4"/>{id:2, nome: 'b'}</text:p>
      <text:p text:style-name="P43">]</text:p>
      <text:p text:style-name="P43"/>
      <text:p text:style-name="P43">const marca = marcas.find(marca <text:span text:style-name="T1">=&gt;</text:span> marca.nome === 'c')</text:p>
      <text:p text:style-name="P43">console.log(marca)</text:p>
      <text:p text:style-name="P41"/>
      <text:list xml:id="list125009349866987" text:continue-numbering="true" text:style-name="L3">
        <text:list-item>
          <text:p text:style-name="P85">Removendo Elementos do array:</text:p>
        </text:list-item>
      </text:list>
      <text:p text:style-name="P45"/>
      <text:p text:style-name="P45">const alfabeto = ['a', 'b', 'c', 'd', 'e', 'f']</text:p>
      <text:p text:style-name="P45">console.log(`Array Original: ${alfabeto}`)</text:p>
      <text:p text:style-name="P45"/>
      <text:p text:style-name="P45">// <text:span text:style-name="T1">Final</text:span></text:p>
      <text:p text:style-name="P45">const ultimo = alfabeto.<text:span text:style-name="T1">pop()</text:span></text:p>
      <text:p text:style-name="P45">console.log(`Último elemento: ${ultimo}`)</text:p>
      <text:p text:style-name="P45">console.log(`Após remover último elemento: ${alfabeto}`)</text:p>
      <text:p text:style-name="P45">// <text:span text:style-name="T1">Início</text:span></text:p>
      <text:p text:style-name="P45">const primeiro = alfabeto.<text:span text:style-name="T1">shift()</text:span></text:p>
      <text:p text:style-name="P45">console.log(`Primeiro elemento: ${primeiro}`)</text:p>
      <text:p text:style-name="P45">console.log(`Após remover 1º elemento: ${alfabeto}`)</text:p>
      <text:p text:style-name="P45">// <text:span text:style-name="T1">Meio</text:span></text:p>
      <text:p text:style-name="P45">const meio = alfabeto.<text:span text:style-name="T1">splice(2,1)</text:span></text:p>
      <text:p text:style-name="P45">console.log(`Elemento do meio: ${meio}`)</text:p>
      <text:p text:style-name="P45">console.log(`Após remover elemento do meio: ${alfabeto}`)</text:p>
      <text:p text:style-name="P45"/>
      <text:list xml:id="list125009976734169" text:continue-numbering="true" text:style-name="L3">
        <text:list-item>
          <text:list>
            <text:list-item>
              <text:p text:style-name="P86">Esvaziando um Array:</text:p>
            </text:list-item>
          </text:list>
        </text:list-item>
      </text:list>
      <text:p text:style-name="P46"/>
      <text:p text:style-name="P46">let letras = ['a', 'b', 'c', 'd', 'e', 'f']</text:p>
      <text:p text:style-name="P46">let outras = letras</text:p>
      <text:p text:style-name="P46">console.log(`Array letras: ${letras}`)</text:p>
      <text:p text:style-name="P46">console.log(`Array outras: ${outras}`)</text:p>
      <text:p text:style-name="P46"/>
      <text:p text:style-name="P65">1ª solução:<text:span text:style-name="T18"> </text:span><text:span text:style-name="T23">não recomendada</text:span></text:p>
      <text:p text:style-name="P46">letras = []</text:p>
      <text:p text:style-name="P46">console.log('1º solução:')</text:p>
      <text:p text:style-name="P46">console.log(`Array letras: ${letras}`)</text:p>
      <text:p text:style-name="P46">console.log(`Array outras: ${outras}`)</text:p>
      <text:p text:style-name="P46"/>
      <text:p text:style-name="P65">2ª solução:<text:span text:style-name="T18"> </text:span><text:span text:style-name="T23">melhor solução</text:span></text:p>
      <text:p text:style-name="P65">letras.length = 0</text:p>
      <text:p text:style-name="P46">console.log('2º solução:')</text:p>
      <text:p text:style-name="P46">console.log(`Array letras: ${letras}`)</text:p>
      <text:p text:style-name="P46">console.log(`Array outras: ${outras}`)</text:p>
      <text:p text:style-name="P46"/>
      <text:p text:style-name="P65">3ª solução:</text:p>
      <text:p text:style-name="P46">letras.splice(0, letras.length)</text:p>
      <text:p text:style-name="P46">console.log('3º solução:')</text:p>
      <text:p text:style-name="P46"><text:soft-page-break/>console.log(`Array letras: ${letras}`)</text:p>
      <text:p text:style-name="P46">console.log(`Array outras: ${outras}`)</text:p>
      <text:p text:style-name="P46"/>
      <text:p text:style-name="P65">4ª solução:<text:span text:style-name="T18"> </text:span><text:span text:style-name="T23">requer muito do sistema em grandes bancos de dados.</text:span></text:p>
      <text:p text:style-name="P46">while(letras.length &gt; 0){</text:p>
      <text:p text:style-name="P46"><text:s text:c="4"/>letras.pop()</text:p>
      <text:p text:style-name="P46">}</text:p>
      <text:p text:style-name="P46">console.log('4º solução:')</text:p>
      <text:p text:style-name="P46">console.log(`Array letras: ${letras}`)</text:p>
      <text:p text:style-name="P46">console.log(`Array outras: ${outras}`)</text:p>
      <text:p text:style-name="P46"/>
      <text:list xml:id="list125009459071809" text:continue-numbering="true" text:style-name="L3">
        <text:list-item>
          <text:p text:style-name="P87">Combinar Arrays:</text:p>
        </text:list-item>
      </text:list>
      <text:p text:style-name="P39"/>
      <text:p text:style-name="P39">const primeiro = ['a', 'b', 'c']</text:p>
      <text:p text:style-name="P39">const segundo = ['d', 'e', 'f']</text:p>
      <text:p text:style-name="P39">const combinado = primeiro<text:span text:style-name="T1">.concat(segundo)</text:span></text:p>
      <text:p text:style-name="P39">console.log(`1º array: ${primeiro}`)</text:p>
      <text:p text:style-name="P39">console.log(`2º array: ${segundo}`)</text:p>
      <text:p text:style-name="P39">console.log(`Arrays juntos: ${combinado}`)</text:p>
      <text:p text:style-name="P39"/>
      <text:list xml:id="list125009288235090" text:continue-numbering="true" text:style-name="L3">
        <text:list-item>
          <text:p text:style-name="P88">Dividir Array:</text:p>
        </text:list-item>
      </text:list>
      <text:p text:style-name="P47"/>
      <text:p text:style-name="P47">const primeiro = ['a', 'b', 'c']</text:p>
      <text:p text:style-name="P47">const segundo = ['d', 'e', 'f']</text:p>
      <text:p text:style-name="P47">const combinado = primeiro.concat(segundo)</text:p>
      <text:p text:style-name="P47">console.log(`1º array: ${primeiro}`)</text:p>
      <text:p text:style-name="P47">console.log(`2º array: ${segundo}`)</text:p>
      <text:p text:style-name="P47">console.log(`Arrays juntos: ${combinado}`)</text:p>
      <text:p text:style-name="P47">// const cortado = combinado<text:span text:style-name="T1">.slice(1, 3)</text:span></text:p>
      <text:p text:style-name="P47">// console.log(`Array a partir do índice 1 até o índice 2: ${cortado}`)</text:p>
      <text:p text:style-name="P47"/>
      <text:p text:style-name="P47">// const cortado = combinado<text:span text:style-name="T1">.slice(1)</text:span> // inicia a partir do índice passado até o último índice</text:p>
      <text:p text:style-name="P47">// console.log(`Array a partid do índice passado: ${cortado}`)</text:p>
      <text:p text:style-name="P47"/>
      <text:p text:style-name="P47">const cortado = combinado<text:span text:style-name="T1">.slice()</text:span> // copia todo o array</text:p>
      <text:p text:style-name="P47">console.log(cortado)</text:p>
      <text:p text:style-name="P47"/>
      <text:list xml:id="list125009666465577" text:continue-numbering="true" text:style-name="L3">
        <text:list-item>
          <text:p text:style-name="P89">Operador Spread</text:p>
        </text:list-item>
      </text:list>
      <text:p text:style-name="P74"/>
      <text:p text:style-name="P74">const primeiro = ['a', 'b', 'c']</text:p>
      <text:p text:style-name="P74">const segundo = ['d', 'e', 'f']</text:p>
      <text:p text:style-name="P74">const combinado = [...primeiro, ...segundo]</text:p>
      <text:p text:style-name="P74">const combinado2 = [...primeiro, 1, ...segundo, '%']</text:p>
      <text:p text:style-name="P74">const clonado = [...combinado]</text:p>
      <text:p text:style-name="P74"/>
      <text:p text:style-name="P74">console.log('Primeiro: '+primeiro)</text:p>
      <text:p text:style-name="P74">console.log(`Segundo: ${segundo}`)</text:p>
      <text:p text:style-name="P74">console.log(`Combinado: ${combinado}`)</text:p>
      <text:p text:style-name="P74">console.log(`Combinado 2: ${combinado2}`)</text:p>
      <text:p text:style-name="P74"><text:soft-page-break/>console.log(`Clonado: ${clonado}`)</text:p>
      <text:p text:style-name="P74"/>
      <text:list xml:id="list125010321118066" text:continue-numbering="true" text:style-name="L3">
        <text:list-item>
          <text:p text:style-name="P90">for<text:span text:style-name="T37">E</text:span>ach</text:p>
        </text:list-item>
      </text:list>
      <text:p text:style-name="P75"/>
      <text:p text:style-name="P75">const letras = ['a', 'b', 'c', 'd', 'e', 'f']</text:p>
      <text:p text:style-name="P75">console.log("for of")</text:p>
      <text:p text:style-name="P75">for(indice of letras){</text:p>
      <text:p text:style-name="P75"><text:s text:c="4"/>console.log(indice)</text:p>
      <text:p text:style-name="P75">}</text:p>
      <text:p text:style-name="P75">console.log("forEach")</text:p>
      <text:p text:style-name="P75">letras<text:span text:style-name="T1">.forEach</text:span>((letras, indice) =&gt; console.log(`Letras: ${letras} - Índice: ${indice}`))</text:p>
      <text:p text:style-name="P75"/>
      <text:list xml:id="list125009211792865" text:continue-numbering="true" text:style-name="L3">
        <text:list-item>
          <text:p text:style-name="P91">Combinando Arrays</text:p>
        </text:list-item>
      </text:list>
      <text:p text:style-name="P76"/>
      <text:p text:style-name="P76">const letras = ['a', 'b', 'c', 'd', 'e', 'f']</text:p>
      <text:p text:style-name="P76">const combinado = letras<text:span text:style-name="T1">.join('.')</text:span></text:p>
      <text:p text:style-name="P76"/>
      <text:p text:style-name="P76">const frase = 'Estou aprendendo JavaScript com DevAprender'</text:p>
      <text:p text:style-name="P76">const resultado = frase<text:span text:style-name="T1">.split(' ')</text:span></text:p>
      <text:p text:style-name="P76"/>
      <text:p text:style-name="P76">console.log(letras)</text:p>
      <text:p text:style-name="P76">console.log(combinado)</text:p>
      <text:p text:style-name="P76">console.log(frase)</text:p>
      <text:p text:style-name="P76">console.log(resultado)</text:p>
      <text:p text:style-name="P76">console.log(resultado<text:span text:style-name="T1">.join('-')</text:span>)</text:p>
      <text:p text:style-name="P76"/>
      <text:list xml:id="list125010100787948" text:continue-numbering="true" text:style-name="L3">
        <text:list-item>
          <text:p text:style-name="P92">Recebendo Dados (INPUT)</text:p>
        </text:list-item>
      </text:list>
      <text:p text:style-name="P77"/>
      <text:p text:style-name="P77">let name = prompt("What's your name?")</text:p>
      <text:p text:style-name="P77">alert(`Welcome ${name}`)</text:p>
      <text:p text:style-name="P77">let age = Number(prompt("What's your age?"))</text:p>
      <text:p text:style-name="P77">alert(age &gt;= 18 ? `Ok ${name}, você tem ${age} anos e é maior de idade!`: `Ok ${name}, você tem ${age} anos e é menor de idade!`)</text:p>
      <text:p text:style-name="P77"/>
      <text:list xml:id="list125008686220593" text:continue-numbering="true" text:style-name="L3">
        <text:list-item>
          <text:p text:style-name="P93">Intro Manipulação do DOM</text:p>
          <text:p text:style-name="P94"/>
        </text:list-item>
      </text:list>
      <text:p text:style-name="P38"/>
      <text:p text:style-name="P66">Exercícios:</text:p>
      <text:p text:style-name="P15"><text:span text:style-name="T1">ex001_trocandoValores</text:span> → <text:span text:style-name="T24">C</text:span>rie um programa que troque os valores das variáveis apresentadas abaixo:</text:p>
      <text:p text:style-name="P15"/>
      <text:p text:style-name="P10"><text:span text:style-name="T9">let</text:span> <text:span text:style-name="T11">a</text:span> = <text:span text:style-name="T15">"vermelho"</text:span></text:p>
      <text:p text:style-name="P9"><text:span text:style-name="T9">let</text:span> <text:span text:style-name="T11">b</text:span> = <text:span text:style-name="T15">'azul'</text:span></text:p>
      <text:p text:style-name="P13"/>
      <text:p text:style-name="P9"><text:span text:style-name="T11">console</text:span>.<text:span text:style-name="T13">log</text:span>(<text:span text:style-name="T11">a</text:span>)</text:p>
      <text:p text:style-name="P9"><text:span text:style-name="T11">console</text:span>.<text:span text:style-name="T13">log</text:span>(<text:span text:style-name="T11">b</text:span>)</text:p>
      <text:p text:style-name="P15"/>
      <text:p text:style-name="P16"><text:span text:style-name="T1">ex002_horaDoDia </text:span>→ Elabore um programa em que de acordo com a hora do dia ele exiba uma mensagem de acordo com as instruções abaixo:</text:p>
      <text:p text:style-name="P16"><text:soft-page-break/>Se a hora estiver entre 06:00 até 12:00 → Bom dia!</text:p>
      <text:p text:style-name="P16">Se estiver entre 12:00 até 18:00 → Boa tarde!</text:p>
      <text:p text:style-name="P16">Caso contrátio → Boa noite!</text:p>
      <text:p text:style-name="P16"/>
      <text:p text:style-name="P17"><text:span text:style-name="T1">ex003_maiorNumero</text:span> → Escreva uma função que usa dois números e retorna o maior entre eles.</text:p>
      <text:p text:style-name="P17"/>
      <text:p text:style-name="P54"><text:span text:style-name="T17">ex004_</text:span>Fizzbuzz<text:span text:style-name="T18"> →</text:span><text:span text:style-name="T19"> </text:span><text:span text:style-name="T20">Desenvolva </text:span><text:span text:style-name="T19">um programa que tenha uma função em que seja inserido um valor e </text:span><text:span text:style-name="T21">se o valor for divisível por 3, retorne “Fizz”; Se o valor for divisível por 5, retorne “Buzz”; Se o valor for divisível por 3 e 5, retorne “FizzBuzz”; Se o valor não é divisível por 3 ou por 5, retorne o valor inserido; E se o valor inserido não é um número, retonr a mensagem “não é um número”.</text:span></text:p>
      <text:p text:style-name="P18"/>
      <text:p text:style-name="P55"><text:span text:style-name="T25">e</text:span>x005_medidorDeVelocidade<text:span text:style-name="T18"> → Faça um programa que simule os radares de velocidade de trânsito. Considere a velocidade máxima como sendo 70km/h. A cada 5km acima do limite, o motorista ganha 1 ponto na carteira. Use a função Math.floor().</text:span></text:p>
      <text:p text:style-name="P19"/>
      <text:p text:style-name="P56">ex006_parOuImpar<text:span text:style-name="T18"> → Crie um programa em que receba uma quantidade de valoes para avaliar. A função exibe se cada valor é par ou ímpar.</text:span></text:p>
      <text:p text:style-name="P20"/>
      <text:p text:style-name="P57">ex007_encontreOString<text:span text:style-name="T18"> → </text:span><text:span text:style-name="T22">Elabore um programa para ler propiedades de um objeto e exibir somente as propriedades do tipo string que estão nesse objeto.</text:span></text:p>
      <text:p text:style-name="P21"/>
      <text:p text:style-name="P22"><text:span text:style-name="T1">ex008_somaMultiplos</text:span> → Desenvolva um prog<text:span text:style-name="T26">r</text:span>ama em que seja inserido um valor e ele retorne a soma de todos os múltiplos de 3 e de 5 dentro daquele valor.</text:p>
      <text:p text:style-name="P22"/>
      <text:p text:style-name="P23"><text:span text:style-name="T1">ex009_mediaNotaEscolar</text:span> → Faça um programa que receba notas de alunos. Essas notas devem ser amazenadas em um array. O programa deve calcular a média das notas e de acordo com a tabela a seguir, deve dizer qual foi o conceito da turma a partir da sua média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1">0 → 59</text:p>
          </table:table-cell>
          <table:table-cell table:style-name="Tabela1.B1" office:value-type="string">
            <text:p text:style-name="P71">F</text:p>
          </table:table-cell>
        </table:table-row>
        <table:table-row>
          <table:table-cell table:style-name="Tabela1.A2" office:value-type="string">
            <text:p text:style-name="P71">60 → 69</text:p>
          </table:table-cell>
          <table:table-cell table:style-name="Tabela1.B2" office:value-type="string">
            <text:p text:style-name="P71">D</text:p>
          </table:table-cell>
        </table:table-row>
        <table:table-row>
          <table:table-cell table:style-name="Tabela1.A2" office:value-type="string">
            <text:p text:style-name="P71">70 → 79</text:p>
          </table:table-cell>
          <table:table-cell table:style-name="Tabela1.B2" office:value-type="string">
            <text:p text:style-name="P71">C</text:p>
          </table:table-cell>
        </table:table-row>
        <table:table-row>
          <table:table-cell table:style-name="Tabela1.A2" office:value-type="string">
            <text:p text:style-name="P71">80 → 89</text:p>
          </table:table-cell>
          <table:table-cell table:style-name="Tabela1.B2" office:value-type="string">
            <text:p text:style-name="P71">B</text:p>
          </table:table-cell>
        </table:table-row>
        <table:table-row>
          <table:table-cell table:style-name="Tabela1.A2" office:value-type="string">
            <text:p text:style-name="P71">90 → 100</text:p>
          </table:table-cell>
          <table:table-cell table:style-name="Tabela1.B2" office:value-type="string">
            <text:p text:style-name="P71">A</text:p>
          </table:table-cell>
        </table:table-row>
      </table:table>
      <text:p text:style-name="P23"/>
      <text:p text:style-name="P24"><text:span text:style-name="T1">ex010_exibirAsteriscos</text:span> → Crie um programa que exibe a quantidade de * que aquela linha possui.</text:p>
      <text:p text:style-name="P24"/>
      <text:p text:style-name="P25"><text:span text:style-name="T1">ex011_numerosPrimos</text:span> → Elabore uma função em que o usuário passe para ela um limite e a função vai percorer todos os números desse limite e dizer quais desse números são primos ou não. O programa deve mostar na etla os números primos.</text:p>
      <text:p text:style-name="P25"><text:soft-page-break/></text:p>
      <text:p text:style-name="P26"><text:span text:style-name="T2">e</text:span><text:span text:style-name="T1">x012_</text:span><text:span text:style-name="T2">montadorDeEndereco</text:span><text:span text:style-name="T34"> → Desenvolva um programa que tenha um objeto endereço. Nesse objeto deve ser adicionado a rua, cidade, CEP. Crie uma função exibirEndereco para exibir todas as propriedades do objeto e seus valores.</text:span></text:p>
      <text:p text:style-name="P26"/>
      <text:p text:style-name="P35"><text:span text:style-name="T1">ex013_encontreAIgualdade</text:span> → <text:span text:style-name="T28">Faça um programa que tenha dois objetos. Esse programa deve ter uma função que faça comparação entre </text:span><text:span text:style-name="T29">as</text:span><text:span text:style-name="T28"> suas propriedades e </text:span><text:span text:style-name="T29">o </text:span><text:span text:style-name="T28">endereço de memória.</text:span></text:p>
      <text:p text:style-name="P49"/>
      <text:p text:style-name="P36"><text:span text:style-name="T4">e</text:span><text:span text:style-name="T3">x014_montadorPostagemBlog</text:span><text:span text:style-name="T27"> → Crie </text:span><text:span text:style-name="T30">um programa que tenha um objeto de postagem de blog que vai conter as seguintes propriedades: título, mensagem, autor, visulizações, comentários[array] (autor, mensagem), está ao vivo.</text:span></text:p>
      <text:p text:style-name="P50"/>
      <text:p text:style-name="P37"><text:span text:style-name="T5">e</text:span><text:span text:style-name="T3">x015_constructorFunction</text:span><text:span text:style-name="T27"> → Elabore um programa que tenha um objeto postagem usando uma função de construtor que tenha as seguintes informações: título, mensagem, autor, vizualizações, Array de comentários, e se está ao vivo ou não.</text:span></text:p>
      <text:p text:style-name="P51"/>
      <text:p text:style-name="P78"><text:span text:style-name="T3">ex016_faixaDePreco</text:span><text:span text:style-name="T27"> → Construa um programa que tenha um array de objetos de faixa de preços para que ela possa ser usado em u</text:span><text:span text:style-name="T31">m</text:span><text:span text:style-name="T27"> site igual o mercado livre. </text:span><text:span text:style-name="T32">O array será chamado de faixas, e terá como propriedade tooltip, valor mínimo e valor máximo.</text:span></text:p>
      <text:p text:style-name="P78"><text:span text:style-name="T32"/></text:p>
      <text:p text:style-name="P79"><text:span text:style-name="T6">e</text:span><text:span text:style-name="T3">x017_segurançaVirtual</text:span><text:span text:style-name="T27"> → Crie uma página HTML que tenha como título Festa VIP e dois campos para pegar nomes e um botão! O 1º campo deve pegar o nome do usuário e o 2º campo o nome de quem o convidou para a festa. Depois de preencher os dois campos o usuário deve clicar no botão “Verificar se posso entrar”. Abaixo será ex</text:span><text:span text:style-name="T33">ibido um mensagem. Caso seu nome esteja na lista, altere a descrição “Pesquisando” para “Você pode entrar!”. Caso seu nome não esteja na lista a descrição de “Pesquisando” altera para “Você não pode entrar!”</text:span></text:p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Courier New" fo:font-family="'Courier New'" style:font-family-generic="modern" style:font-pitch="fixed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5T15:25:35.376361085</meta:creation-date>
    <dc:date>2021-10-06T12:50:08.102835251</dc:date>
    <meta:editing-duration>PT7H19M40S</meta:editing-duration>
    <meta:editing-cycles>21</meta:editing-cycles>
    <meta:generator>LibreOffice/6.1.5.2$Linux_X86_64 LibreOffice_project/10$Build-2</meta:generator>
    <meta:document-statistic meta:table-count="1" meta:image-count="0" meta:object-count="0" meta:page-count="10" meta:paragraph-count="345" meta:word-count="1922" meta:character-count="14117" meta:non-whitespace-character-count="12400"/>
  </office:meta>
</office:document-meta>
</file>